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Locations</text:p>
      <text:h text:style-name="Heading_20_2" text:outline-level="2">Black Gull</text:h>
      <text:section text:style-name="Sect1" text:name="LcID:1">
        <text:p text:style-name="Text_20_body">Hal's ship, a decrepit old freighter he bought with a dodgy loan</text:p>
      </text:section>
      <text:h text:style-name="Heading_20_2" text:outline-level="2">Lamira Spaceport</text:h>
      <text:section text:style-name="Sect1" text:name="LcID:2">
        <text:p text:style-name="Text_20_body"/>
      </text:section>
      <text:h text:style-name="Heading_20_2" text:outline-level="2">Planet Forg</text:h>
      <text:section text:style-name="Sect1" text:name="LcID:3">
        <text:p text:style-name="Text_20_body"/>
      </text:section>
      <text:h text:style-name="Heading_20_2" text:outline-level="2">Jerling Enterprises</text:h>
      <text:section text:style-name="Sect1" text:name="LcID:4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00ff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ff0000" fo:font-size="10pt"/>
    </style:style>
    <style:style style:name="yWriter_20_mark_20_info" style:display-name="yWriter mark info" style:family="paragraph" style:parent-style-name="Standard" style:next-style-name="Standard" style:class="text">
      <style:text-properties fo:color="#800000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0-07-11T08:50:46Z</meta:creation-date>
    <dc:date/>
  </office:meta>
</office:document-meta>
</file>